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1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3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3" style:family="paragraph" style:parent-style-name="Table_20_Contents">
      <style:text-properties officeooo:rsid="000bac82" officeooo:paragraph-rsid="0066f2ee"/>
    </style:style>
    <style:style style:name="P44" style:family="paragraph" style:parent-style-name="Table_20_Contents">
      <style:text-properties officeooo:rsid="000bac82" officeooo:paragraph-rsid="007055ea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6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8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9" style:family="paragraph" style:parent-style-name="Text_20_body">
      <style:text-properties officeooo:rsid="0063f0b0"/>
    </style:style>
    <style:style style:name="P70" style:family="paragraph" style:parent-style-name="Standard">
      <style:paragraph-properties fo:break-before="page"/>
      <style:text-properties officeooo:paragraph-rsid="006217d2"/>
    </style:style>
    <style:style style:name="P71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72" style:family="paragraph">
      <style:paragraph-properties fo:margin-left="0.026cm" fo:margin-right="0cm" fo:margin-top="0cm" fo:margin-bottom="0cm" fo:line-height="100%" fo:text-indent="0cm"/>
    </style:style>
    <style:style style:name="P73" style:family="paragraph">
      <loext:graphic-properties draw:fill="none" draw:fill-color="#ffffff"/>
      <style:text-properties fo:font-size="10.5pt" style:font-size-asian="10.5pt" style:font-size-complex="10.5pt"/>
    </style:style>
    <style:style style:name="P74" style:family="paragraph">
      <style:paragraph-properties fo:margin-left="0.101cm" fo:margin-right="0.101cm" fo:margin-top="0cm" fo:margin-bottom="0cm" fo:line-height="100%" fo:text-indent="0cm"/>
    </style:style>
    <style:style style:name="P75" style:family="paragraph">
      <style:paragraph-properties fo:margin-top="0cm" fo:margin-bottom="0cm" fo:line-height="100%"/>
    </style:style>
    <style:style style:name="P76" style:family="paragraph">
      <style:paragraph-properties fo:margin-top="0cm" fo:margin-bottom="0cm" fo:line-height="100%" fo:text-align="justify"/>
    </style:style>
    <style:style style:name="P77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7055ea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officeooo:rsid="003b8003"/>
    </style:style>
    <style:style style:name="T54" style:family="text">
      <style:text-properties officeooo:rsid="000f0310"/>
    </style:style>
    <style:style style:name="T55" style:family="text">
      <style:text-properties officeooo:rsid="0010dd33"/>
    </style:style>
    <style:style style:name="T56" style:family="text">
      <style:text-properties officeooo:rsid="00117476"/>
    </style:style>
    <style:style style:name="T57" style:family="text">
      <style:text-properties officeooo:rsid="0014585f"/>
    </style:style>
    <style:style style:name="T58" style:family="text">
      <style:text-properties officeooo:rsid="0042ad5b"/>
    </style:style>
    <style:style style:name="T59" style:family="text">
      <style:text-properties officeooo:rsid="00464a7d"/>
    </style:style>
    <style:style style:name="T60" style:family="text">
      <style:text-properties officeooo:rsid="004bcbd5"/>
    </style:style>
    <style:style style:name="T61" style:family="text">
      <style:text-properties officeooo:rsid="0053ed7c"/>
    </style:style>
    <style:style style:name="T62" style:family="text">
      <style:text-properties officeooo:rsid="0058499d"/>
    </style:style>
    <style:style style:name="T63" style:family="text">
      <style:text-properties officeooo:rsid="005bc6ae"/>
    </style:style>
    <style:style style:name="T64" style:family="text">
      <style:text-properties officeooo:rsid="0060522a" style:font-weight-complex="normal"/>
    </style:style>
    <style:style style:name="T65" style:family="text">
      <style:text-properties officeooo:rsid="005ef863"/>
    </style:style>
    <style:style style:name="T66" style:family="text">
      <style:text-properties officeooo:rsid="0063f0b0"/>
    </style:style>
    <style:style style:name="T67" style:family="text">
      <style:text-properties officeooo:rsid="001331e3"/>
    </style:style>
    <style:style style:name="T68" style:family="text">
      <style:text-properties officeooo:rsid="0066f2ee"/>
    </style:style>
    <style:style style:name="T69" style:family="text">
      <style:text-properties officeooo:rsid="006b7d4c"/>
    </style:style>
    <style:style style:name="T70" style:family="text">
      <style:text-properties officeooo:rsid="006e73f6"/>
    </style:style>
    <style:style style:name="T71" style:family="text">
      <style:text-properties officeooo:rsid="007055ea"/>
    </style:style>
    <style:style style:name="T72" style:family="text">
      <style:text-properties officeooo:rsid="0071856a"/>
    </style:style>
    <style:style style:name="T73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4" style:family="text">
      <style:text-properties style:font-name="Liberation Serif" fo:font-size="10.5pt" style:font-size-asian="10.5pt" style:font-size-complex="10.5pt"/>
    </style:style>
    <style:style style:name="T7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7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8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10pt" style:font-size-asian="10pt" style:font-size-complex="10pt"/>
    </style:style>
    <style:style style:name="T81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2" style:family="text">
      <style:text-properties style:font-name="Liberation Serif" fo:font-size="10pt" style:font-size-asian="10pt" style:font-size-complex="10pt"/>
    </style:style>
    <style:style style:name="T83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3" svg:width="7.303cm" svg:height="8.256cm" svg:x="17.919cm" svg:y="0.309cm">
        <draw:text-box>
          <text:p><text:span text:style-name="T73">Аналізує </text:span><text:span text:style-name="T74">умову задачі, виокремлює зв’язки </text:span><text:span text:style-name="T74">між величинами. Реалізує математичні моделі </text:span><text:span text:style-name="T74">засобами електронних таблиць.</text:span></text:p>
          <text:p><text:span text:style-name="T73">Використовує</text:span><text:span text:style-name="T74"> формули в електронних </text:span><text:span text:style-name="T74">таблицях.</text:span></text:p>
          <text:p><text:span text:style-name="T73">Редагує</text:span><text:span text:style-name="T74"> <text:s/>і </text:span><text:span text:style-name="T73">форматує</text:span><text:span text:style-name="T74"> електронні таблиці.</text:span></text:p>
          <text:p text:style-name="P72"><text:span text:style-name="T75">Застосовує</text:span><text:span text:style-name="T76"> засоби автозаповнення й </text:span><text:span text:style-name="T76">автозавершення для прискорення введення </text:span><text:span text:style-name="T76">даних</text:span></text:p>
          <text:p text:style-name="P72"><text:span text:style-name="T77">Ціннісна складова</text:span></text:p>
          <text:p><text:span text:style-name="T73">Розпізнає</text:span><text:span text:style-name="T74"> задачі, для яких доцільно </text:span><text:span text:style-name="T74">використовувати електронні таблиці.</text:span></text:p>
          <text:p><text:span text:style-name="T73">Робить висновки</text:span><text:span text:style-name="T74"> на основі аналізу даних в </text:span><text:span text:style-name="T74">електронних таблицях</text:span></text:p>
        </draw:text-box>
      </draw:frame>
      <text:p text:style-name="P69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9">№ Уроку</text:p>
          </table:table-cell>
          <table:table-cell table:style-name="Таблиця2.A1" office:value-type="string">
            <text:p text:style-name="P39">№ Теми</text:p>
          </table:table-cell>
          <table:table-cell table:style-name="Таблиця2.A1" office:value-type="string">
            <text:p text:style-name="P40">Тема урока</text:p>
          </table:table-cell>
          <table:table-cell table:style-name="Таблиця2.D1" office:value-type="string">
            <text:p text:style-name="P40"/>
          </table:table-cell>
          <table:table-cell table:style-name="Таблиця2.A1" office:value-type="string">
            <text:p text:style-name="P41"><text:span text:style-name="T72">8</text:span>-<text:span text:style-name="T59">А</text:span></text:p>
          </table:table-cell>
          <table:table-cell table:style-name="Таблиця2.A1" office:value-type="string">
            <text:p text:style-name="P41"><text:span text:style-name="T72">8</text:span>-<text:span text:style-name="T59">Б</text:span></text:p>
          </table:table-cell>
          <table:table-cell table:style-name="Таблиця2.G1" office:value-type="string">
            <text:p text:style-name="P41"><text:span text:style-name="T72">8</text:span>-<text:span text:style-name="T69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61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64"><draw:frame text:anchor-type="paragraph" draw:z-index="1" draw:name="Фигура3" draw:style-name="gr2" draw:text-style-name="P77" svg:width="7.277cm" svg:height="10.05cm" svg:x="0.016cm" svg:y="0.079cm"><draw:text-box><text:p text:style-name="P74"><text:span text:style-name="T77">Учень/учениця</text:span></text:p><text:p text:style-name="P72"><text:span text:style-name="T77">Знаннєва складова</text:span></text:p><text:p text:style-name="P75"><text:span text:style-name="T76"><text:s text:c="5"/></text:span><text:span text:style-name="T75">Пояснює</text:span><text:span text:style-name="T76"> поняття величини, змінної та </text:span><text:span text:style-name="T76">операції присвоювання.</text:span></text:p><text:p text:style-name="P75"><text:span text:style-name="T76"><text:s text:c="4"/></text:span><text:span text:style-name="T75">Знає</text:span><text:span text:style-name="T76"> базові алгоритми роботи зі змінними: </text:span><text:span text:style-name="T76">обмін значеннями, визначення найбільшого й </text:span><text:span text:style-name="T76">найменшого з двох значень</text:span></text:p><text:p text:style-name="P75"><text:span text:style-name="T76"/></text:p><text:p text:style-name="P75"><text:span text:style-name="T77">Діяльнісна складова</text:span></text:p><text:p text:style-name="P76"><text:span text:style-name="T76"><text:s text:c="4"/></text:span><text:span text:style-name="T75">Використовує</text:span><text:span text:style-name="T76"> різні алгоритмічні структури </text:span><text:span text:style-name="T76">та змінні для <text:s/>розв’язання навчальних і </text:span><text:span text:style-name="T76">життєвих задач.</text:span></text:p><text:p text:style-name="P76"><text:span text:style-name="T76"><text:s text:c="5"/></text:span><text:span text:style-name="T75">Застосовує</text:span><text:span text:style-name="T76"> засоби програмування для </text:span><text:span text:style-name="T76">побудови моделей</text:span></text:p><text:p text:style-name="P76"><text:span text:style-name="T78"/></text:p><text:p text:style-name="P76"><text:span text:style-name="T77">Ціннісна складова</text:span></text:p><text:p text:style-name="P76"><text:span text:style-name="T76"><text:s text:c="5"/></text:span><text:span text:style-name="T75">Усвідомлює</text:span><text:span text:style-name="T76"> роль програмування та </text:span><text:span text:style-name="T76">моделювання для розв’язання навчальних і </text:span><text:span text:style-name="T76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61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61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61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45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45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61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45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0">Узагальнення <text:span text:style-name="T70">вивченого </text:span>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61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61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61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4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6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5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62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9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0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63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66"><draw:frame text:anchor-type="paragraph" draw:z-index="2" draw:name="Фигура1" draw:style-name="gr3" draw:text-style-name="P78" svg:width="7.303cm" svg:height="5.569cm" svg:x="0.069cm" svg:y="0.178cm"><draw:text-box><text:p><text:span text:style-name="T79">Знаннєва складова</text:span></text:p><text:p><text:span text:style-name="T80">Пояснює призначення електронних таблиць, </text:span><text:span text:style-name="T80">зокрема як засобу моделювання.</text:span></text:p><text:p><text:span text:style-name="T80">Знає принципи адресації клітинок і діапазонів. </text:span><text:span text:style-name="T81">Називає </text:span><text:span text:style-name="T82">основні типи даних та пояснює їхнє </text:span><text:span text:style-name="T82">призначення.</text:span></text:p><text:p><text:span text:style-name="T81">Називає</text:span><text:span text:style-name="T82"> і </text:span><text:span text:style-name="T81">пояснює </text:span><text:span text:style-name="T82">призначення основних </text:span><text:span text:style-name="T82">об’єктів ЕТ.</text:span></text:p><text:p><text:span text:style-name="T73">Пояснює </text:span><text:span text:style-name="T74">поняття моделі</text:span></text:p><text:p text:style-name="P72"><text:span text:style-name="T83">Діяльнісна складова</text:span></text:p><text:p><text:span text:style-name="T81">Застосовує </text:span><text:span text:style-name="T82">засоби опрацювання електронних </text:span><text:span text:style-name="T82">таблиць для розв’язання навчальних і життєвих </text:span><text:span text:style-name="T82">задач. </text:span></text:p></draw:text-box></draw:frame>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55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55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1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53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54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53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53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53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53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1">0</text:span></text:p>
          </table:table-cell>
          <table:table-cell table:style-name="Таблиця1.A2" office:value-type="string">
            <text:p text:style-name="P48"><text:span text:style-name="T25">Узагальнення з теми </text:span><text:span text:style-name="T32">Опрацювання табличних даних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7">Тема <text:span text:style-name="T66">3</text:span>. <text:span text:style-name="T27">Служби Інтернету</text:span> 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56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67">Знаннєва складова</text:p>
            <text:p text:style-name="P68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8"><text:span text:style-name="T1">Пояснює</text:span> небезпеки, пов’язані з використанням електронної пошти.</text:p>
            <text:p text:style-name="P68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7">Діяльнісна складова</text:p>
            <text:p text:style-name="P68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8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67">Ціннісна складова</text:p>
            <text:p text:style-name="P68"><text:span text:style-name="T1">Усвідомлює</text:span> переваги та недоліки електронної пошти як засобу спілкування.</text:p>
            <text:p text:style-name="P68"><text:span text:style-name="T1">Дотримується</text:span> принципів електронного етикету та безпечного користування електронною поштою.</text:p>
            <text:p text:style-name="P68"><text:span text:style-name="T1">Усвідомлює </text:span>цінність персонального освітньо-комунікаційного середовища.</text:p>
            <text:p text:style-name="P65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9"><text:span text:style-name="T67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7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52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8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7">Інтернет речей. <text:span text:style-name="T60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4</text:p>
          </table:table-cell>
          <table:table-cell table:style-name="Таблиця3.A2" office:value-type="string">
            <text:p text:style-name="P26">8</text:p>
          </table:table-cell>
          <table:table-cell table:style-name="Таблиця3.A2" office:value-type="string">
            <text:p text:style-name="P60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6">35</text:p>
          </table:table-cell>
          <table:table-cell table:style-name="Таблиця3.A2" office:value-type="string">
            <text:p text:style-name="P26">9</text:p>
          </table:table-cell>
          <table:table-cell table:style-name="Таблиця3.A2" office:value-type="string">
            <text:p text:style-name="P48"><text:span text:style-name="T25">Узагальнення з теми <text:s/>«</text:span><text:span text:style-name="T31">Служби Інтернету»</text:span></text:p>
            <text:p text:style-name="P48"/>
            <text:p text:style-name="P48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70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Годин на тиждень</text:p>
          </table:table-cell>
          <table:table-cell table:style-name="Таблица2.A1" office:value-type="string">
            <text:p text:style-name="P29">Разом за програмою</text:p>
          </table:table-cell>
          <table:table-cell table:style-name="Таблица2.A1" office:value-type="string">
            <text:p text:style-name="P29">І ч.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2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2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30"><text:span text:style-name="T72">8</text:span>-А</text:p>
          </table:table-cell>
          <table:table-cell table:style-name="Таблица2.A2" office:value-type="string">
            <text:p text:style-name="P32">1</text:p>
          </table:table-cell>
          <table:table-cell table:style-name="Таблица2.A2" office:value-type="string">
            <text:p text:style-name="P42">35</text:p>
          </table:table-cell>
          <table:table-cell table:style-name="Таблица2.A2" office:value-type="string">
            <text:p text:style-name="P34">8</text:p>
          </table:table-cell>
          <table:table-cell table:style-name="Таблица2.A2" office:value-type="string">
            <text:p text:style-name="P32">8</text:p>
          </table:table-cell>
          <table:table-cell table:style-name="Таблица2.A2" office:value-type="string">
            <text:p text:style-name="P32">1<text:span text:style-name="T53">0</text:span></text:p>
          </table:table-cell>
          <table:table-cell table:style-name="Таблица2.G2" office:value-type="string">
            <text:p text:style-name="P42">9</text:p>
          </table:table-cell>
        </table:table-row>
        <table:table-row>
          <table:table-cell table:style-name="Таблица2.A2" office:value-type="string">
            <text:p text:style-name="P30"><text:span text:style-name="T72">8</text:span>-Б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  <table:table-row>
          <table:table-cell table:style-name="Таблица2.A2" office:value-type="string">
            <text:p text:style-name="P30"><text:span text:style-name="T72">8</text:span>-<text:span text:style-name="T59">В</text:span></text:p>
          </table:table-cell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71">70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16</text:p>
          </table:table-cell>
          <table:table-cell table:style-name="Таблица2.A2" office:value-type="string">
            <text:p text:style-name="P71">20</text:p>
          </table:table-cell>
          <table:table-cell table:style-name="Таблица2.G2" office:value-type="string">
            <text:p text:style-name="P71">16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3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1">6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1">Тип роботи</text:p>
          </table:table-cell>
          <table:table-cell table:style-name="Таблиця4.A2" office:value-type="string">
            <text:p text:style-name="P31"><text:span text:style-name="T72">8</text:span>-А</text:p>
          </table:table-cell>
          <table:table-cell table:style-name="Таблиця4.A2" office:value-type="string">
            <text:p text:style-name="P31"><text:span text:style-name="T72">8</text:span>-Б</text:p>
          </table:table-cell>
          <table:table-cell table:style-name="Таблиця4.D2" office:value-type="string">
            <text:p text:style-name="P31"><text:span text:style-name="T72">8</text:span>-<text:span text:style-name="T68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3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44"><text:span text:style-name="Основной_20_шрифт_20_абзаца"><text:span text:style-name="T45">Узагальнення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4</text:span></text:span></text:p>
          </table:table-cell>
          <table:table-cell table:style-name="Таблиця4.A2" office:value-type="string">
            <text:p text:style-name="P28"/>
          </table:table-cell>
          <table:table-cell table:style-name="Таблиця4.A2" office:value-type="string">
            <text:p text:style-name="P28"/>
          </table:table-cell>
          <table:table-cell table:style-name="Таблиця4.D2" office:value-type="string">
            <text:p text:style-name="P28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4">Заступник</text:span> директора _________ М.В. Савіна<text:tab/><text:tab/><text:tab/><text:tab/><text:tab/><text:tab/><text:tab/><text:tab/><text:span text:style-name="T54">Д</text:span>иректор <text:span text:style-name="T54">школи</text:span> ____________ Л.М. Воробйов</text:p>
      <text:p text:style-name="P7">____________ 201<text:span text:style-name="T63">8</text:span> р.<text:tab/><text:tab/><text:tab/><text:tab/><text:tab/><text:tab/><text:tab/><text:tab/><text:tab/><text:tab/><text:tab/><text:tab/><text:tab/><text:tab/><text:tab/>_____________ 201<text:span text:style-name="T63">8</text:span> р.</text:p>
      <text:p text:style-name="P7">____________ 201<text:span text:style-name="T63">9</text:span> р.<text:tab/><text:tab/><text:tab/><text:tab/><text:tab/><text:tab/><text:tab/><text:tab/><text:tab/><text:tab/><text:tab/><text:tab/><text:tab/><text:tab/><text:tab/>_____________ 201<text:span text:style-name="T63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8">і</text:span>нформатики для <text:span text:style-name="T59">7</text:span> класів</text:p>
      <text:p text:style-name="P9"><text:span text:style-name="T54">в</text:span>читель Трубіцина А.Л.</text:p>
      <text:p text:style-name="P9">201<text:span text:style-name="T63">8</text:span>-201<text:span text:style-name="T63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9">7 </text:span>класу</text:p>
      <text:p text:style-name="P6">загальноосвітніх навчальних закладів <text:span text:style-name="T55">затверджена Міністерством освіти і науки України</text:span></text:p>
      <text:p text:style-name="P8">(Наказ МОН від <text:span text:style-name="T56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7">Ш</text:span>МО _________________ В.В. Маляренко </text:p>
      <text:p text:style-name="P5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18:31.809200500</dc:date>
    <meta:editing-duration>PT1H10M33S</meta:editing-duration>
    <meta:editing-cycles>38</meta:editing-cycles>
    <meta:generator>LibreOffice/6.1.1.2$Linux_X86_64 LibreOffice_project/10$Build-2</meta:generator>
    <meta:document-statistic meta:table-count="5" meta:image-count="0" meta:object-count="0" meta:page-count="6" meta:paragraph-count="189" meta:word-count="676" meta:character-count="4768" meta:non-whitespace-character-count="4217"/>
  </office:meta>
</office:document-meta>
</file>